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63686" officeooo:paragraph-rsid="00163686"/>
    </style:style>
    <style:style style:name="P2" style:family="paragraph" style:parent-style-name="Text_20_body">
      <style:paragraph-properties fo:text-align="center" style:justify-single-word="false"/>
      <style:text-properties officeooo:rsid="00163686" officeooo:paragraph-rsid="00163686"/>
    </style:style>
    <style:style style:name="P3" style:family="paragraph" style:parent-style-name="Text_20_body">
      <style:paragraph-properties fo:text-align="end" style:justify-single-word="false"/>
      <style:text-properties officeooo:rsid="00163686" officeooo:paragraph-rsid="00163686"/>
    </style:style>
    <style:style style:name="P4" style:family="paragraph" style:parent-style-name="Text_20_body">
      <style:paragraph-properties fo:text-align="justify" style:justify-single-word="false"/>
      <style:text-properties officeooo:rsid="00163686" officeooo:paragraph-rsid="00163686"/>
    </style:style>
    <style:style style:name="P5" style:family="paragraph" style:parent-style-name="Text_20_body">
      <style:paragraph-properties fo:text-align="start" style:justify-single-word="false"/>
      <style:text-properties officeooo:rsid="00163686" officeooo:paragraph-rsid="00163686"/>
    </style:style>
    <style:style style:name="P6" style:family="paragraph" style:parent-style-name="Text_20_body" style:list-style-name="L3">
      <style:paragraph-properties fo:text-align="start" style:justify-single-word="false"/>
      <style:text-properties fo:color="#cc0000" officeooo:rsid="00163686" officeooo:paragraph-rsid="00163686"/>
    </style:style>
    <style:style style:name="P7" style:family="paragraph" style:parent-style-name="Text_20_body" style:list-style-name="L3">
      <style:paragraph-properties fo:text-align="start" style:justify-single-word="false"/>
      <style:text-properties fo:color="#ff6600" officeooo:rsid="00163686" officeooo:paragraph-rsid="00163686"/>
    </style:style>
    <style:style style:name="P8" style:family="paragraph" style:parent-style-name="Text_20_body" style:list-style-name="L3">
      <style:paragraph-properties fo:text-align="start" style:justify-single-word="false"/>
      <style:text-properties fo:color="#996600" officeooo:rsid="00163686" officeooo:paragraph-rsid="00163686"/>
    </style:style>
    <style:style style:name="P9" style:family="paragraph" style:parent-style-name="Text_20_body" style:list-style-name="L1">
      <style:paragraph-properties fo:text-align="start" style:justify-single-word="false"/>
      <style:text-properties officeooo:rsid="00163686" officeooo:paragraph-rsid="00163686" fo:background-color="#00cccc"/>
    </style:style>
    <style:style style:name="P10" style:family="paragraph" style:parent-style-name="Text_20_body" style:list-style-name="L1">
      <style:paragraph-properties fo:text-align="start" style:justify-single-word="false"/>
      <style:text-properties officeooo:rsid="00163686" officeooo:paragraph-rsid="00163686" fo:background-color="#ff00ff"/>
    </style:style>
    <style:style style:name="P11" style:family="paragraph" style:parent-style-name="Text_20_body" style:list-style-name="L1">
      <style:paragraph-properties fo:margin-left="2.501cm" fo:margin-right="0cm" fo:text-align="start" style:justify-single-word="false" fo:text-indent="-0.635cm" style:auto-text-indent="false" fo:background-color="#66ff00">
        <style:background-image/>
      </style:paragraph-properties>
      <style:text-properties officeooo:rsid="00163686" officeooo:paragraph-rsid="00163686"/>
    </style:style>
    <style:style style:name="P12" style:family="paragraph" style:parent-style-name="Title">
      <style:text-properties officeooo:rsid="00163686" officeooo:paragraph-rsid="00163686"/>
    </style:style>
    <style:style style:name="P13" style:family="paragraph" style:parent-style-name="Subtitle">
      <style:text-properties officeooo:rsid="00163686" officeooo:paragraph-rsid="001636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riting documents 102</text:p>
      <text:p text:style-name="P13">Alignment, Indentation, Bullets, Colors, Highlighting</text:p>
      <text:p text:style-name="P1"/>
      <text:p text:style-name="P1">This text is regularly aligned</text:p>
      <text:p text:style-name="P2">Like the title and subtitle I'm centered</text:p>
      <text:p text:style-name="P3">I'm aligned on the far right</text:p>
      <text:p text:style-name="P4">I'm a justified block of text which means that spacing will be inserted to make lines fill up the full space of the document. The second block of text will be repeated is left alignment to compare the differences</text:p>
      <text:p text:style-name="P5">I'm a justified block of text which means that spacing will be inserted to make lines fill up the full space of the document. The second block of text will be repeated is left alignment to compare the differences</text:p>
      <text:list xml:id="list4281931678693206277" text:style-name="L1">
        <text:list-item>
          <text:p text:style-name="P10">Item 1</text:p>
        </text:list-item>
        <text:list-item>
          <text:p text:style-name="P11">Item 2 (indented)</text:p>
        </text:list-item>
        <text:list-item>
          <text:p text:style-name="P9">Item 3</text:p>
        </text:list-item>
      </text:list>
      <text:p text:style-name="P5"/>
      <text:list xml:id="list3839454228543364866" text:style-name="L3">
        <text:list-item>
          <text:p text:style-name="P6">Apple</text:p>
        </text:list-item>
        <text:list-item>
          <text:p text:style-name="P7">Orange</text:p>
        </text:list-item>
        <text:list-item>
          <text:p text:style-name="P8">Banana</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6:04:45.896181146</meta:creation-date>
    <dc:date>2015-03-17T16:25:38.587596458</dc:date>
    <meta:editing-duration>PT5M42S</meta:editing-duration>
    <meta:editing-cycles>1</meta:editing-cycles>
    <meta:document-statistic meta:table-count="0" meta:image-count="0" meta:object-count="0" meta:page-count="1" meta:paragraph-count="13" meta:word-count="120" meta:character-count="651" meta:non-whitespace-character-count="550"/>
    <meta:generator>LibreOffice/4.2.7.2$Linux_X86_64 LibreOffice_project/420m0$Build-2</meta:generator>
  </office:meta>
</office:document-meta>
</file>